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2C000000C41F49B6F2212DF2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39900" style:font-name="monospace" fo:font-size="10.5pt" fo:letter-spacing="normal" fo:font-style="normal" fo:font-weight="normal"/>
    </style:style>
    <style:style style:name="P2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fo:letter-spacing="normal"/>
    </style:style>
    <style:style style:name="P3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monospace" fo:font-size="10.5pt" fo:letter-spacing="normal" fo:font-style="normal" fo:font-weight="normal"/>
    </style:style>
    <style:style style:name="P4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8000" style:font-name="monospace" fo:font-size="10.5pt" fo:letter-spacing="normal" fo:font-style="normal" fo:font-weight="normal"/>
    </style:style>
    <style:style style:name="P5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bold" officeooo:rsid="00008adf" officeooo:paragraph-rsid="00008ad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rsid="00008adf" officeooo:paragraph-rsid="00008adf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08adf" officeooo:paragraph-rsid="00008adf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paragraph-rsid="00008adf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008adf" officeooo:paragraph-rsid="00008ad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paragraph-rsid="00008adf"/>
    </style:style>
    <style:style style:name="T1" style:family="text">
      <style:text-properties fo:color="#0000ff"/>
    </style:style>
    <style:style style:name="T2" style:family="text">
      <style:text-properties fo:color="#0000ff" style:font-name="monospace" fo:font-size="10.5pt" fo:font-style="normal" fo:font-weight="normal"/>
    </style:style>
    <style:style style:name="T3" style:family="text">
      <style:text-properties fo:color="#008000"/>
    </style:style>
    <style:style style:name="T4" style:family="text">
      <style:text-properties fo:color="#008000" style:font-name="monospace" fo:font-size="10.5pt" fo:font-style="normal" fo:font-weight="normal"/>
    </style:style>
    <style:style style:name="T5" style:family="text">
      <style:text-properties style:font-name="monospace" fo:font-size="10.5pt" fo:font-style="normal" fo:font-weight="normal"/>
    </style:style>
    <style:style style:name="T6" style:family="text">
      <style:text-properties fo:color="#666666" style:font-name="monospace" fo:font-size="10.5pt" fo:font-style="normal" fo:font-weight="normal"/>
    </style:style>
    <style:style style:name="T7" style:family="text">
      <style:text-properties fo:color="#000080" style:font-name="monospace" fo:font-size="10.5pt" fo:font-style="normal" fo:font-weight="normal"/>
    </style:style>
    <style:style style:name="T8" style:family="text">
      <style:text-properties fo:color="#208080" style:font-name="monospace" fo:font-size="10.5pt" fo:font-style="normal" fo:font-weight="normal"/>
    </style:style>
    <style:style style:name="T9" style:family="text">
      <style:text-properties fo:color="#008080" style:font-name="monospace" fo:font-size="10.5pt" fo:font-style="normal" fo:font-weight="normal"/>
    </style:style>
    <style:style style:name="T10" style:family="text">
      <style:text-properties fo:color="#0000dd" style:font-name="monospace" fo:font-size="10.5pt" fo:font-style="normal" fo:font-weight="normal"/>
    </style:style>
    <style:style style:name="T11" style:family="text">
      <style:text-properties fo:color="#000040" style:font-name="monospace" fo:font-size="10.5pt" fo:font-style="normal" fo:font-weight="normal"/>
    </style:style>
    <style:style style:name="T12" style:family="text">
      <style:text-properties fo:font-variant="normal" fo:text-transform="none" fo:color="#339900" style:font-name="monospace" fo:font-size="10.5pt" fo:letter-spacing="normal" fo:font-style="normal" fo:font-weight="normal"/>
    </style:style>
    <style:style style:name="T13" style:family="text">
      <style:text-properties style:text-underline-style="none" officeooo:rsid="00008adf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NIEL MONJAS MIGUÉLEZ</text:p>
      <text:p text:style-name="P6">70274432-W</text:p>
      <text:p text:style-name="P7"/>
      <text:p text:style-name="P7">SISTEMAS CON MICROPROCESADORES: PRÁCTICA 6</text:p>
      <text:p text:style-name="P9"/>
      <text:p text:style-name="P9">Código fuente del programa:</text:p>
      <text:p text:style-name="P10"><text:span text:style-name="T13"><text:tab/></text:span></text:p>
      <text:p text:style-name="P10"><text:span text:style-name="T12">#include &lt;avr/io.h&gt;</text:span></text:p>
      <text:p text:style-name="P8"><text:span text:style-name="T12"/></text:p>
      <text:p text:style-name="P1">#define F_CPU 16000000</text:p>
      <text:p text:style-name="P1">#include &lt;util/delay.h&gt;</text:p>
      <text:p text:style-name="P2"> </text:p>
      <text:p text:style-name="P1">#define DDR_PUERTO_SALIDA DDRB // Regist. de direcc. puerto B (PB)</text:p>
      <text:p text:style-name="P1">#define PUERTO_SALIDA PORTB // Registro del puerto B</text:p>
      <text:p text:style-name="P1">#define DDR_PUERTO_ENTRADA DDRC // Regist. de direcc. puerto C (PC)</text:p>
      <text:p text:style-name="P1">#define PUERTO_ENTRADA PINC</text:p>
      <text:p text:style-name="P2"> </text:p>
      <text:p text:style-name="P3"><text:span text:style-name="T1">int</text:span> main<text:span text:style-name="T3">(</text:span><text:span text:style-name="T1">void</text:span><text:span text:style-name="T3">)</text:span></text:p>
      <text:p text:style-name="P4">{</text:p>
      <text:p text:style-name="P2"><text:s text:c="4"/><text:span text:style-name="T6">// Configura la patilla PB0 como salida mediante el bit menos</text:span></text:p>
      <text:p text:style-name="P2"><text:s text:c="4"/><text:span text:style-name="T6">// significativo del puerto</text:span></text:p>
      <text:p text:style-name="P2"><text:s text:c="4"/><text:span text:style-name="T5">DDR_PUERTO_SALIDA </text:span><text:span text:style-name="T7">=</text:span><text:span text:style-name="T5"> </text:span><text:span text:style-name="T8">0x01</text:span><text:span text:style-name="T9">;</text:span></text:p>
      <text:p text:style-name="P2"><text:s text:c="4"/><text:span text:style-name="T5">DDR_PUERTO_ENTRADA </text:span><text:span text:style-name="T7">=</text:span><text:span text:style-name="T5"> </text:span><text:span text:style-name="T8">0x00</text:span><text:span text:style-name="T9">;</text:span></text:p>
      <text:p text:style-name="P2"><text:s text:c="4"/><text:span text:style-name="T2">uint8_t</text:span><text:span text:style-name="T5"> contador </text:span><text:span text:style-name="T7">=</text:span><text:span text:style-name="T5"> </text:span><text:span text:style-name="T10">0</text:span><text:span text:style-name="T9">;</text:span></text:p>
      <text:p text:style-name="P2"><text:s text:c="4"/><text:span text:style-name="T2">uint8_t</text:span><text:span text:style-name="T5"> periodo </text:span><text:span text:style-name="T7">=</text:span><text:span text:style-name="T5"> </text:span><text:span text:style-name="T10">0</text:span><text:span text:style-name="T9">;</text:span></text:p>
      <text:p text:style-name="P2"><text:s text:c="4"/><text:span text:style-name="T2">unsigned</text:span><text:span text:style-name="T5"> </text:span><text:span text:style-name="T2">int</text:span><text:span text:style-name="T5"> estado_prev </text:span><text:span text:style-name="T7">=</text:span><text:span text:style-name="T5"> PUERTO_ENTRADA</text:span><text:span text:style-name="T9">;</text:span></text:p>
      <text:p text:style-name="P2"> </text:p>
      <text:p text:style-name="P2"><text:s text:c="4"/><text:span text:style-name="T2">while</text:span><text:span text:style-name="T5"> </text:span><text:span text:style-name="T4">(</text:span><text:span text:style-name="T10">1</text:span><text:span text:style-name="T4">)</text:span></text:p>
      <text:p text:style-name="P2"><text:s text:c="4"/><text:span text:style-name="T4">{</text:span><text:span text:style-name="T5"> <text:s text:c="7"/></text:span></text:p>
      <text:p text:style-name="P2"><text:s text:c="8"/><text:span text:style-name="T2">if</text:span><text:span text:style-name="T4">(</text:span><text:span text:style-name="T5">estado_prev </text:span><text:span text:style-name="T11">!</text:span><text:span text:style-name="T7">=</text:span><text:span text:style-name="T5"> PUERTO_ENTRADA</text:span><text:span text:style-name="T4">){</text:span></text:p>
      <text:p text:style-name="P2"><text:s text:c="12"/><text:span text:style-name="T5">estado_prev </text:span><text:span text:style-name="T7">=</text:span><text:span text:style-name="T5"> PUERTO_ENTRADA</text:span><text:span text:style-name="T9">;</text:span></text:p>
      <text:p text:style-name="P2"><text:s text:c="12"/><text:span text:style-name="T5">periodo </text:span><text:span text:style-name="T7">=</text:span><text:span text:style-name="T5"> contador</text:span><text:span text:style-name="T9">;</text:span></text:p>
      <text:p text:style-name="P2"><text:s text:c="12"/><text:span text:style-name="T5">contador </text:span><text:span text:style-name="T7">=</text:span><text:span text:style-name="T5"> </text:span><text:span text:style-name="T10">0</text:span><text:span text:style-name="T9">;</text:span></text:p>
      <text:p text:style-name="P2"><text:s text:c="8"/><text:span text:style-name="T4">}</text:span></text:p>
      <text:p text:style-name="P2"> </text:p>
      <text:p text:style-name="P2"><text:s text:c="8"/><text:span text:style-name="T6">//Para evitar las divisiones en lugar multiplicamos por dos</text:span></text:p>
      <text:p text:style-name="P2"><text:s text:c="8"/><text:span text:style-name="T2">if</text:span><text:span text:style-name="T4">(</text:span><text:span text:style-name="T5">contador</text:span><text:span text:style-name="T11">*</text:span><text:span text:style-name="T10">2</text:span><text:span text:style-name="T5"> </text:span><text:span text:style-name="T7">&lt;</text:span><text:span text:style-name="T5"> periodo</text:span><text:span text:style-name="T4">){</text:span></text:p>
      <text:p text:style-name="P2"><text:s text:c="12"/><text:span text:style-name="T5">PUERTO_SALIDA </text:span><text:span text:style-name="T7">=</text:span><text:span text:style-name="T5"> </text:span><text:span text:style-name="T8">0x00</text:span><text:span text:style-name="T9">;</text:span></text:p>
      <text:p text:style-name="P2"><text:s text:c="8"/><text:span text:style-name="T4">}</text:span></text:p>
      <text:p text:style-name="P2"> </text:p>
      <text:p text:style-name="P2"><text:soft-page-break/><text:s text:c="8"/><text:span text:style-name="T2">else</text:span><text:span text:style-name="T4">{</text:span></text:p>
      <text:p text:style-name="P2"><text:s text:c="12"/><text:span text:style-name="T5">PUERTO_SALIDA </text:span><text:span text:style-name="T7">=</text:span><text:span text:style-name="T5"> </text:span><text:span text:style-name="T8">0x01</text:span><text:span text:style-name="T9">;</text:span></text:p>
      <text:p text:style-name="P2"><text:s text:c="8"/><text:span text:style-name="T4">}</text:span></text:p>
      <text:p text:style-name="P2"> </text:p>
      <text:p text:style-name="P2"><text:s text:c="8"/><text:span text:style-name="T5">contador</text:span><text:span text:style-name="T11">++</text:span><text:span text:style-name="T9">;</text:span></text:p>
      <text:p text:style-name="P2"><text:s text:c="4"/><text:span text:style-name="T4">}</text:span></text:p>
      <text:p text:style-name="P4">}</text:p>
      <text:p text:style-name="P4"/>
      <text:p text:style-name="P5">Captura de la ventana de MPLAB X mostrando los cronogramas de la señal de entrada y la señal de salida (del doble de frecuencia).</text:p>
      <text:p text:style-name="P5"/>
      <text:p text:style-name="P5"><draw:frame draw:style-name="fr1" draw:name="Imagen1" text:anchor-type="char" svg:width="7.8744in" svg:height="0.9756in" draw:z-index="0"><draw:image xlink:href="Pictures/100000000000062C000000C41F49B6F2212DF276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6:34:13.652571287</meta:creation-date>
    <dc:date>2022-04-11T16:41:29.010475969</dc:date>
    <meta:editing-duration>PT7M15S</meta:editing-duration>
    <meta:editing-cycles>1</meta:editing-cycles>
    <meta:document-statistic meta:table-count="0" meta:image-count="1" meta:object-count="0" meta:page-count="2" meta:paragraph-count="45" meta:word-count="152" meta:character-count="1174" meta:non-whitespace-character-count="881"/>
    <meta:generator>LibreOffice/6.4.7.2$Linux_X86_64 LibreOffice_project/40$Build-2</meta:generator>
  </office:meta>
</office:document-meta>
</file>